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6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Table_20_Contents">
      <style:text-properties officeooo:paragraph-rsid="001a0b83"/>
    </style:style>
    <style:style style:name="T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" style:family="text">
      <style:text-properties officeooo:rsid="001a0b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Mensa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12" office:value-type="string">
            <text:p text:style-name="Table_20_Contents">Menu</text:p>
          </table:table-cell>
          <table:table-cell table:style-name="Tabella1.B1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2" office:value-type="string">
            <text:p text:style-name="Table_20_Contents">Lista di pietanze componenti il menu in vigore visualizzate all'Utente_Autenticato che accede alla sezione Mensa.</text:p>
          </table:table-cell>
        </table:table-row>
        <table:table-row>
          <table:table-cell table:style-name="Tabella1.A12" office:value-type="string">
            <text:p text:style-name="Table_20_Contents">ControlVisualizzaMenu</text:p>
          </table:table-cell>
          <table:table-cell table:style-name="Tabella1.B12" office:value-type="string">
            <text:p text:style-name="Table_20_Contents">Control</text:p>
          </table:table-cell>
          <table:table-cell table:style-name="Tabella1.C12" office:value-type="string">
            <text:p text:style-name="Table_20_Contents">Gestisce la funzione Visualizza menu. Questo oggetto è creato quando l'Utente_Autenticato accede alla sezione Mensa. Crea una pagina quindi dove visualizza l'oggetto Menu.</text:p>
          </table:table-cell>
        </table:table-row>
        <table:table-row>
          <table:table-cell table:style-name="Tabella1.A12" office:value-type="string">
            <text:p text:style-name="P7"><text:span text:style-name="T2">Personale asilo</text:span></text:p>
          </table:table-cell>
          <table:table-cell table:style-name="Tabella1.B12" office:value-type="string">
            <text:p text:style-name="Table_20_Contents">Entity</text:p>
          </table:table-cell>
          <table:table-cell table:style-name="Tabella1.C12" office:value-type="string">
            <text:p text:style-name="Table_20_Contents">Utente_Autenticato come impiegato addetto alla mensa e all'aggiornamento del menù.</text:p>
          </table:table-cell>
        </table:table-row>
        <table:table-row>
          <table:table-cell table:style-name="Tabella1.A12" office:value-type="string">
            <text:p text:style-name="P4">ControlInserisciMenu</text:p>
          </table:table-cell>
          <table:table-cell table:style-name="Tabella1.B12" office:value-type="string">
            <text:p text:style-name="Table_20_Contents">Control</text:p>
          </table:table-cell>
          <table:table-cell table:style-name="Tabella1.C12" office:value-type="string">
            <text:p text:style-name="Table_20_Contents">Gestisce la funzione Inserisci Menu. Questo oggetto è creato quando un Impiegato seleziona il bottone “BottoneInserisciMenu”. Crea un “FormInserimentoMenu” e lo presenta all'impiegato. Dopo la sottomissione della form questo oggetto colleziona l'informazione e memorizza il nuovo menu.</text:p>
          </table:table-cell>
        </table:table-row>
        <table:table-row>
          <table:table-cell table:style-name="Tabella1.A12" office:value-type="string">
            <text:p text:style-name="P5">BottoneInserisciMenu</text:p>
          </table:table-cell>
          <table:table-cell table:style-name="Tabella1.B12" office:value-type="string">
            <text:p text:style-name="Table_20_Contents">Boundary</text:p>
          </table:table-cell>
          <table:table-cell table:style-name="Tabella1.C12" office:value-type="string">
            <text:p text:style-name="P1">Bottone usato dall<text:span text:style-name="T1">'impiegato </text:span>per iniziare lo use case<text:span text:style-name="T1"> Inserisci menu.</text:span></text:p>
          </table:table-cell>
        </table:table-row>
        <table:table-row>
          <table:table-cell table:style-name="Tabella1.A12" office:value-type="string">
            <text:p text:style-name="P5">FormInserimentoMenu</text:p>
          </table:table-cell>
          <table:table-cell table:style-name="Tabella1.B12" office:value-type="string">
            <text:p text:style-name="P6">Boundary</text:p>
          </table:table-cell>
          <table:table-cell table:style-name="Tabella1.C12" office:value-type="string">
            <text:p text:style-name="P2">Form usata per l’input dei dati del menu da inserire. Questa form</text:p>
            <text:p text:style-name="P3">è presentata all'utente autenticato quando la funzione “Inserisci menu” è selezionata.</text:p>
          </table:table-cell>
        </table:table-row>
        <table:table-row>
          <table:table-cell table:style-name="Tabella1.A12" office:value-type="string">
            <text:p text:style-name="P4">ControlModificaMenu</text:p>
          </table:table-cell>
          <table:table-cell table:style-name="Tabella1.B12" office:value-type="string">
            <text:p text:style-name="Table_20_Contents">Control</text:p>
          </table:table-cell>
          <table:table-cell table:style-name="Tabella1.C12" office:value-type="string">
            <text:p text:style-name="Table_20_Contents">Gestisce la funzione Modifica Menu. Questo oggetto è creato quando un Impiegato seleziona il bottone “BottoneModificaMenu”. Crea un “FormModificaMenu” e lo presenta all'impiegato. Dopo la sottomissione della form questo oggetto colleziona l'informazione e aggiorna il menu modificato.</text:p>
          </table:table-cell>
        </table:table-row>
        <table:table-row>
          <table:table-cell table:style-name="Tabella1.A12" office:value-type="string">
            <text:p text:style-name="P5">BottoneModificaMenu</text:p>
          </table:table-cell>
          <table:table-cell table:style-name="Tabella1.B12" office:value-type="string">
            <text:p text:style-name="Table_20_Contents">Boundary</text:p>
          </table:table-cell>
          <table:table-cell table:style-name="Tabella1.C12" office:value-type="string">
            <text:p text:style-name="P1">Bottone usato dall<text:span text:style-name="T1">'impiegato </text:span>per iniziare lo use case<text:span text:style-name="T1"> modifica menu.</text:span></text:p>
          </table:table-cell>
        </table:table-row>
        <table:table-row>
          <table:table-cell table:style-name="Tabella1.A12" office:value-type="string">
            <text:p text:style-name="P5">FormModificaMenu</text:p>
          </table:table-cell>
          <table:table-cell table:style-name="Tabella1.B12" office:value-type="string">
            <text:p text:style-name="P6">Boundary</text:p>
          </table:table-cell>
          <table:table-cell table:style-name="Tabella1.C12" office:value-type="string">
            <text:p text:style-name="P2">Form usata per l’input dei dati del menu da inserire. Questa form</text:p>
            <text:p text:style-name="P3">è presentata all'utente autenticato quando la funzione “Modifica menu” è selezionata.</text:p>
          </table:table-cell>
        </table:table-row>
        <table:table-row>
          <table:table-cell table:style-name="Tabella1.A12" office:value-type="string">
            <text:p text:style-name="P4">ControlCancellaMenu</text:p>
          </table:table-cell>
          <table:table-cell table:style-name="Tabella1.B12" office:value-type="string">
            <text:p text:style-name="Table_20_Contents">Control</text:p>
          </table:table-cell>
          <table:table-cell table:style-name="Tabella1.C12" office:value-type="string">
            <text:p text:style-name="Table_20_Contents">Gestisce la funzione Cancella Menu. Questo oggetto è creato quando un Impiegato seleziona il bottone “BottoneCancellaMenu”. Provvede all'eliminazione del <text:s/>menù in vigore.</text:p>
          </table:table-cell>
        </table:table-row>
        <table:table-row>
          <table:table-cell table:style-name="Tabella1.A12" office:value-type="string">
            <text:p text:style-name="P5">BottoneCancellaMenu</text:p>
          </table:table-cell>
          <table:table-cell table:style-name="Tabella1.B12" office:value-type="string">
            <text:p text:style-name="Table_20_Contents">Boundary</text:p>
          </table:table-cell>
          <table:table-cell table:style-name="Tabella1.C12" office:value-type="string">
            <text:p text:style-name="P1">Bottone usato dall<text:span text:style-name="T1">'impiegato </text:span>per iniziare lo use case<text:span text:style-name="T1"> cancella menu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5:07:08.77</meta:creation-date>
    <meta:editing-duration>PT2H24M17S</meta:editing-duration>
    <meta:editing-cycles>12</meta:editing-cycles>
    <meta:generator>LibreOffice/3.6$Windows_x86 LibreOffice_project/da8c1e6-fd468f4-454e206-f42a4a9-143cfd</meta:generator>
    <meta:initial-creator>gfhj </meta:initial-creator>
    <dc:date>2012-11-13T09:49:07.06</dc:date>
    <meta:document-statistic meta:table-count="1" meta:image-count="0" meta:object-count="0" meta:page-count="1" meta:paragraph-count="39" meta:word-count="247" meta:character-count="1906" meta:non-whitespace-character-count="169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